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solid" draw:fill-color="#cccccc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marker-start-width="0.381cm" draw:marker-end-width="0.381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381cm" draw:marker-end-width="0.381cm" draw:fill="none" draw:fill-color="#ffffff" draw:textarea-horizontal-align="left" draw:auto-grow-height="true" draw:auto-grow-width="true" fo:min-height="1.463cm" fo:min-width="0cm"/>
    </style:style>
    <style:style style:name="gr7" style:family="graphic" style:parent-style-name="objectwithoutfill">
      <style:graphic-properties svg:stroke-width="0.051cm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family="'Trebuchet MS'" style:font-family-generic="swiss" style:font-pitch="variable" fo:font-size="18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3.529cm" svg:height="3.127cm" svg:x="0.343cm" svg:y="0.163cm">
            <text:p text:style-name="P1"><text:span text:style-name="T1">Raw Text</text:span></text:p>
          </draw:rect>
          <draw:line draw:style-name="gr2" draw:text-style-name="P1" draw:layer="layout" svg:x1="4.033cm" svg:y1="1.74cm" svg:x2="9.084cm" svg:y2="1.739cm">
            <text:p text:style-name="P1">Parse</text:p>
            <text:p text:style-name="P1"/>
          </draw:line>
          <draw:custom-shape draw:style-name="gr3" draw:text-style-name="P1" draw:layer="layout" svg:width="8.419cm" svg:height="3.982cm" svg:x="9.003cm" svg:y="6.0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1" draw:text-style-name="P3" draw:layer="layout" svg:width="6.521cm" svg:height="2.165cm" svg:x="10.259cm" svg:y="7.593cm">
            <text:p text:style-name="P3">Raw Text</text:p>
          </draw:rect>
          <draw:frame draw:style-name="gr4" draw:layer="layout" svg:width="3.419cm" svg:height="0.962cm" svg:x="11.649cm" svg:y="6.229cm">
            <draw:text-box>
              <text:p>AST Node</text:p>
            </draw:text-box>
          </draw:frame>
          <draw:line draw:style-name="gr2" draw:text-style-name="P1" draw:layer="layout" svg:x1="13.146cm" svg:y1="1.846cm" svg:x2="18.304cm" svg:y2="1.846cm">
            <text:p text:style-name="P1">Partly Expand</text:p>
            <text:p text:style-name="P1"/>
          </draw:line>
          <draw:line draw:style-name="gr5" draw:text-style-name="P1" draw:layer="layout" svg:x1="17.689cm" svg:y1="7.833cm" svg:x2="20.656cm" svg:y2="3.77cm">
            <text:p text:style-name="P1">Compile</text:p>
            <text:p text:style-name="P1"/>
          </draw:line>
          <draw:frame draw:style-name="gr6" draw:layer="layout" svg:width="2.894cm" svg:height="1.713cm" draw:transform="rotate (0.652055008544958) translate (4.17cm 4.471cm)">
            <draw:text-box>
              <text:p>Reparse</text:p>
            </draw:text-box>
          </draw:frame>
          <draw:path draw:style-name="gr7" draw:text-style-name="P1" draw:layer="layout" svg:width="5.707cm" svg:height="5.771cm" svg:x="4.562cm" svg:y="3.101cm" svg:viewBox="0 0 5708 5772" svg:d="m5708 5752c0 0-2058 112-3017-197-727-234-1445-636-1945-1213-397-458-827-1064-733-1663 103-658 779-1113 1325-1494 886-619 3017-1185 3017-1185">
            <text:p/>
          </draw:path>
          <draw:g>
            <draw:rect draw:style-name="gr1" draw:text-style-name="P4" draw:layer="layout" svg:width="4.009cm" svg:height="3.447cm" svg:x="9.11cm" svg:y="0.217cm">
              <text:p text:style-name="P3"><text:span text:style-name="T2">Syntax</text:span></text:p>
              <text:p text:style-name="P3"><text:span text:style-name="T2">Object</text:span></text:p>
              <text:p text:style-name="P3"><text:span text:style-name="T2"/></text:p>
              <text:p text:style-name="P3"><text:span text:style-name="T2"/></text:p>
            </draw:rect>
            <draw:rect draw:style-name="gr1" draw:text-style-name="P3" draw:layer="layout" svg:width="3.346cm" svg:height="1.071cm" svg:x="9.441cm" svg:y="2.366cm">
              <text:p text:style-name="P3">Raw Text</text:p>
            </draw:rect>
          </draw:g>
          <draw:g>
            <draw:rect draw:style-name="gr1" draw:text-style-name="P4" draw:layer="layout" svg:width="4.009cm" svg:height="3.447cm" svg:x="18.508cm" svg:y="0.189cm">
              <text:p text:style-name="P3"><text:span text:style-name="T2">Syntax</text:span></text:p>
              <text:p text:style-name="P3"><text:span text:style-name="T2">Object</text:span></text:p>
              <text:p text:style-name="P3"><text:span text:style-name="T2"/></text:p>
              <text:p text:style-name="P3"><text:span text:style-name="T2"/></text:p>
            </draw:rect>
            <draw:rect draw:style-name="gr1" draw:text-style-name="P3" draw:layer="layout" svg:width="3.346cm" svg:height="1.071cm" svg:x="18.839cm" svg:y="2.338cm">
              <text:p text:style-name="P3">Raw Text</text:p>
            </draw:rect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4-30T19:24:54</meta:creation-date>
    <dc:date>2012-04-30T19:34:38</dc:date>
    <meta:editing-duration>PT00H09M44S</meta:editing-duration>
    <meta:editing-cycles>2</meta:editing-cycles>
    <meta:generator>OpenOffice.org/3.2$Linux OpenOffice.org_project/320m12$Build-9483</meta:generator>
    <meta:document-statistic meta:object-count="16"/>
  </office:meta>
</office:document-meta>
</file>